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455cm" svg:height="0.454cm" svg:x="6.931cm" svg:y="4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55cm" svg:height="0.454cm" svg:x="17.031cm" svg:y="4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55cm" svg:height="0.454cm" svg:x="11.983cm" svg:y="4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55cm" svg:height="0.454cm" svg:x="6.931cm" svg:y="9.4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55cm" svg:height="0.454cm" svg:x="17.031cm" svg:y="9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55cm" svg:height="0.454cm" svg:x="11.983cm" svg:y="9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55cm" svg:height="0.454cm" svg:x="6.931cm" svg:y="14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55cm" svg:height="0.454cm" svg:x="17.031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55cm" svg:height="0.454cm" svg:x="11.983cm" svg:y="14.7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xml:id="id1" draw:id="id1" draw:layer="layout" svg:x1="5.141cm" svg:y1="4.736cm" svg:x2="21.97cm" svg:y2="4.736cm">
          <text:p/>
        </draw:line>
        <draw:connector draw:style-name="gr2" draw:text-style-name="P1" xml:id="id2" draw:id="id2" draw:layer="layout" draw:type="line" svg:x1="21.97cm" svg:y1="4.736cm" svg:x2="7.133cm" svg:y2="20.162cm" draw:start-shape="id1" draw:start-glue-point="1" svg:d="M21970 4736l-14837 15426" svg:viewBox="0 0 14838 15427">
          <text:p/>
        </draw:connector>
        <draw:connector draw:style-name="gr2" draw:text-style-name="P1" draw:layer="layout" draw:type="line" svg:x1="7.133cm" svg:y1="20.162cm" svg:x2="7.159cm" svg:y2="4.977cm" draw:start-shape="id2" draw:start-glue-point="3" draw:end-shape="id3" draw:end-glue-point="8" svg:d="M7133 20162l26-15185" svg:viewBox="0 0 27 15186">
          <text:p/>
        </draw:connector>
        <draw:connector draw:style-name="gr2" draw:text-style-name="P1" draw:layer="layout" draw:type="line" svg:x1="7.32cm" svg:y1="4.911cm" svg:x2="19.257cm" svg:y2="16.88cm" draw:start-shape="id3" draw:start-glue-point="9" svg:d="M7320 4911l11937 11969" svg:viewBox="0 0 11938 119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1:12:39.858284811</meta:creation-date>
    <dc:date>2016-06-14T11:48:59.880908596</dc:date>
    <dc:creator>elucterio </dc:creator>
    <meta:editing-duration>PT33M9S</meta:editing-duration>
    <meta:editing-cycles>2</meta:editing-cycles>
    <meta:generator>LibreOffice/4.2.8.2$Linux_X86_64 LibreOffice_project/420m0$Build-2</meta:generator>
    <meta:document-statistic meta:object-count="13"/>
  </office:meta>
</office:document-meta>
</file>